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73c476" draw:stroke-linejoin="round" svg:stroke-linecap="butt" draw:fill="solid" draw:fill-color="#73c476" fo:padding-top="0.017cm" fo:padding-bottom="0.017cm" fo:padding-left="0.017cm" fo:padding-right="0.017cm"/>
    </style:style>
    <style:style style:name="gr2" style:family="graphic" style:parent-style-name="standard">
      <style:graphic-properties draw:stroke="solid" svg:stroke-width="0.035cm" svg:stroke-color="#fd8c3b" draw:stroke-linejoin="round" svg:stroke-linecap="butt" draw:fill="solid" draw:fill-color="#fd8c3b" fo:padding-top="0.017cm" fo:padding-bottom="0.017cm" fo:padding-left="0.017cm" fo:padding-right="0.017cm"/>
    </style:style>
    <style:style style:name="gr3" style:family="graphic" style:parent-style-name="standard">
      <style:graphic-properties draw:stroke="solid" svg:stroke-width="0.035cm" svg:stroke-color="#fb694a" draw:stroke-linejoin="round" svg:stroke-linecap="butt" draw:fill="solid" draw:fill-color="#fb694a" fo:padding-top="0.017cm" fo:padding-bottom="0.017cm" fo:padding-left="0.017cm" fo:padding-right="0.017cm"/>
    </style:style>
    <style:style style:name="gr4" style:family="graphic" style:parent-style-name="standard">
      <style:graphic-properties draw:stroke="none" draw:fill="solid" draw:fill-color="#fd8c3b"/>
    </style:style>
    <style:style style:name="gr5" style:family="graphic" style:parent-style-name="standard">
      <style:graphic-properties draw:stroke="solid" svg:stroke-width="0.035cm" svg:stroke-color="#fd8c3b" draw:stroke-linejoin="round" svg:stroke-linecap="butt" draw:fill="none" fo:padding-top="0.017cm" fo:padding-bottom="0.017cm" fo:padding-left="0.017cm" fo:padding-right="0.017cm"/>
    </style:style>
    <style:style style:name="gr6" style:family="graphic" style:parent-style-name="standard">
      <style:graphic-properties draw:stroke="solid" svg:stroke-width="0.081cm" svg:stroke-color="#999999" draw:marker-start-width="0.321cm" draw:marker-end-width="0.321cm" draw:fill="none" loext:fill-use-slide-background="false" draw:opacity="0%" draw:textarea-horizontal-align="justify" draw:textarea-vertical-align="middle" draw:auto-grow-height="false" fo:min-height="16.67cm" fo:min-width="16.134cm" fo:padding-top="0.04cm" fo:padding-bottom="0.04cm" fo:padding-left="0.04cm" fo:padding-right="0.04cm"/>
    </style:style>
    <style:style style:name="gr7" style:family="graphic" style:parent-style-name="standard">
      <style:graphic-properties draw:stroke="solid" svg:stroke-width="0.081cm" svg:stroke-color="#999999" draw:marker-start-width="0.321cm" draw:marker-end-width="0.321cm" svg:stroke-linecap="square" draw:fill="none" loext:fill-use-slide-background="false" draw:opacity="0%" draw:textarea-horizontal-align="justify" draw:textarea-vertical-align="middle" draw:auto-grow-height="false" fo:min-height="16.67cm" fo:min-width="16.134cm" fo:padding-top="0.04cm" fo:padding-bottom="0.04cm" fo:padding-left="0.04cm" fo:padding-right="0.04cm"/>
    </style:style>
    <style:style style:name="gr8" style:family="graphic" style:parent-style-name="standard">
      <style:graphic-properties draw:stroke="none" svg:stroke-color="#000000" draw:fill="none" draw:fill-color="#ffffff" fo:min-height="1.357cm"/>
      <style:paragraph-properties style:writing-mode="lr-tb"/>
    </style:style>
    <style:style style:name="P1" style:family="paragraph">
      <loext:graphic-properties draw:fill="solid" draw:fill-color="#73c476"/>
    </style:style>
    <style:style style:name="P2" style:family="paragraph">
      <loext:graphic-properties draw:fill="solid" draw:fill-color="#fd8c3b"/>
    </style:style>
    <style:style style:name="P3" style:family="paragraph">
      <loext:graphic-properties draw:fill="solid" draw:fill-color="#fb694a"/>
    </style:style>
    <style:style style:name="P4" style:family="paragraph">
      <loext:graphic-properties draw:fill="none"/>
    </style:style>
    <style:style style:name="P5" style:family="paragraph">
      <loext:graphic-properties draw:fill="none" draw:opacity="0%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g>
          <draw:path draw:style-name="gr1" draw:text-style-name="P1" draw:layer="layout" svg:width="0.79cm" svg:height="0.789cm" svg:x="13.789cm" svg:y="5.22cm" svg:viewBox="0 0 791 790" svg:d="M395 790c105 0 205-42 279-117 74-74 117-174 117-279 0-104-43-205-117-279s-174-115-279-115c-104 0-204 41-278 115s-117 175-117 279c0 105 43 205 117 279 74 75 174 117 278 117z">
            <text:p/>
          </draw:path>
          <draw:path draw:style-name="gr1" draw:text-style-name="P1" draw:layer="layout" svg:width="0.789cm" svg:height="0.789cm" svg:x="10.053cm" svg:y="15.341cm" svg:viewBox="0 0 790 790" svg:d="M395 790c104 0 206-42 280-116 73-74 115-174 115-279 0-104-42-205-115-279-74-74-176-116-280-116-105 0-205 42-279 116s-116 175-116 279c0 105 42 205 116 279s174 116 279 116z">
            <text:p/>
          </draw:path>
          <draw:path draw:style-name="gr1" draw:text-style-name="P1" draw:layer="layout" svg:width="0.789cm" svg:height="0.789cm" svg:x="11.176cm" svg:y="16.799cm" svg:viewBox="0 0 790 790" svg:d="M395 790c105 0 205-42 279-116s116-174 116-279c0-104-42-205-116-280-74-74-174-115-279-115-104 0-205 41-279 115-74 75-116 176-116 280 0 105 42 205 116 279s175 116 279 116z">
            <text:p/>
          </draw:path>
          <draw:path draw:style-name="gr1" draw:text-style-name="P1" draw:layer="layout" svg:width="0.789cm" svg:height="0.789cm" svg:x="2.871cm" svg:y="13.484cm" svg:viewBox="0 0 790 790" svg:d="M394 790c105 0 205-41 279-115 75-74 117-175 117-279 0-106-42-206-117-280-74-74-174-116-279-116-104 0-205 42-279 116s-115 174-115 280c0 104 41 205 115 279s175 115 279 115z">
            <text:p/>
          </draw:path>
          <draw:path draw:style-name="gr1" draw:text-style-name="P1" draw:layer="layout" svg:width="0.789cm" svg:height="0.789cm" svg:x="10.471cm" svg:y="4.656cm" svg:viewBox="0 0 790 790" svg:d="M396 790c104 0 205-42 279-116s115-174 115-280c0-104-41-204-115-278s-175-116-279-116c-105 0-205 42-280 116-74 74-116 174-116 278 0 106 42 206 116 280 75 74 175 116 280 116z">
            <text:p/>
          </draw:path>
          <draw:path draw:style-name="gr1" draw:text-style-name="P1" draw:layer="layout" svg:width="0.789cm" svg:height="0.788cm" svg:x="11.789cm" svg:y="6.215cm" svg:viewBox="0 0 790 789" svg:d="M394 789c106 0 206-41 280-115s116-174 116-280c0-105-42-205-116-279s-174-115-280-115c-104 0-205 41-279 115s-115 174-115 279c0 106 41 206 115 280s175 115 279 115z">
            <text:p/>
          </draw:path>
          <draw:path draw:style-name="gr1" draw:text-style-name="P1" draw:layer="layout" svg:width="0.789cm" svg:height="0.789cm" svg:x="5.603cm" svg:y="13.999cm" svg:viewBox="0 0 790 790" svg:d="M396 790c104 0 205-42 278-116 74-74 116-175 116-280 0-104-42-205-116-279-73-74-174-115-278-115-106 0-206 41-280 115s-116 175-116 279c0 105 42 206 116 280s174 116 280 116z">
            <text:p/>
          </draw:path>
          <draw:path draw:style-name="gr1" draw:text-style-name="P1" draw:layer="layout" svg:width="0.789cm" svg:height="0.789cm" svg:x="4.503cm" svg:y="12.96cm" svg:viewBox="0 0 790 790" svg:d="M394 790c105 0 205-41 280-115 74-74 116-175 116-279 0-105-42-205-116-279-75-74-175-117-280-117-104 0-205 43-279 117s-115 174-115 279c0 104 41 205 115 279s175 115 279 115z">
            <text:p/>
          </draw:path>
          <draw:path draw:style-name="gr1" draw:text-style-name="P1" draw:layer="layout" svg:width="0.789cm" svg:height="0.789cm" svg:x="15.497cm" svg:y="12.642cm" svg:viewBox="0 0 790 790" svg:d="M394 790c105 0 205-42 280-116 74-74 116-174 116-279s-42-206-116-280c-75-74-175-115-280-115-104 0-205 41-279 115s-115 175-115 280 41 205 115 279 175 116 279 116z">
            <text:p/>
          </draw:path>
          <draw:path draw:style-name="gr1" draw:text-style-name="P1" draw:layer="layout" svg:width="0.789cm" svg:height="0.789cm" svg:x="6.038cm" svg:y="14.603cm" svg:viewBox="0 0 790 790" svg:d="M394 790c105 0 205-42 280-116 74-74 116-174 116-279s-42-205-116-279c-75-74-175-116-280-116-104 0-205 42-279 116s-115 174-115 279 41 205 115 279 175 116 279 116z">
            <text:p/>
          </draw:path>
          <draw:path draw:style-name="gr1" draw:text-style-name="P1" draw:layer="layout" svg:width="0.789cm" svg:height="0.789cm" svg:x="8.288cm" svg:y="9.473cm" svg:viewBox="0 0 790 790" svg:d="M394 790c105 0 205-41 279-115s117-175 117-279c0-106-43-206-117-280s-174-116-279-116c-104 0-205 42-279 116s-115 174-115 280c0 104 41 205 115 279s175 115 279 115z">
            <text:p/>
          </draw:path>
          <draw:path draw:style-name="gr1" draw:text-style-name="P1" draw:layer="layout" svg:width="0.788cm" svg:height="0.789cm" svg:x="14.078cm" svg:y="17.624cm" svg:viewBox="0 0 789 790" svg:d="M394 790c105 0 206-42 280-116s115-174 115-279c0-104-41-205-115-279-74-75-175-116-280-116s-205 41-279 116c-74 74-115 175-115 279 0 105 41 205 115 279s174 116 279 116z">
            <text:p/>
          </draw:path>
          <draw:path draw:style-name="gr1" draw:text-style-name="P1" draw:layer="layout" svg:width="0.788cm" svg:height="0.789cm" svg:x="6.829cm" svg:y="12.491cm" svg:viewBox="0 0 789 790" svg:d="M394 790c105 0 205-42 280-116 74-74 115-175 115-280 0-104-41-204-115-278-75-74-175-116-280-116s-205 42-279 116-115 174-115 278c0 105 41 206 115 280s174 116 279 116z">
            <text:p/>
          </draw:path>
          <draw:path draw:style-name="gr1" draw:text-style-name="P1" draw:layer="layout" svg:width="0.789cm" svg:height="0.788cm" svg:x="9.67cm" svg:y="8.299cm" svg:viewBox="0 0 790 789" svg:d="M395 789c105 0 205-42 279-116s116-174 116-279-42-205-116-279-174-115-279-115c-104 0-205 41-280 115-74 74-115 174-115 279s41 205 115 279c75 74 176 116 280 116z">
            <text:p/>
          </draw:path>
          <draw:path draw:style-name="gr1" draw:text-style-name="P1" draw:layer="layout" svg:width="0.789cm" svg:height="0.788cm" svg:x="2.049cm" svg:y="12.613cm" svg:viewBox="0 0 790 789" svg:d="M394 789c105 0 205-41 279-115 75-74 117-174 117-279 0-106-42-206-117-280-74-74-174-115-279-115-104 0-205 41-278 115-74 74-116 174-116 280 0 105 42 205 116 279 73 74 174 115 278 115z">
            <text:p/>
          </draw:path>
          <draw:path draw:style-name="gr1" draw:text-style-name="P1" draw:layer="layout" svg:width="0.788cm" svg:height="0.789cm" svg:x="9.155cm" svg:y="15.273cm" svg:viewBox="0 0 789 790" svg:d="M394 790c105 0 205-42 279-116 75-74 116-174 116-279 0-104-41-205-116-279-74-75-174-116-279-116s-205 41-279 116c-74 74-115 175-115 279 0 105 41 205 115 279s174 116 279 116z">
            <text:p/>
          </draw:path>
          <draw:path draw:style-name="gr1" draw:text-style-name="P1" draw:layer="layout" svg:width="0.789cm" svg:height="0.789cm" svg:x="7.02cm" svg:y="9.726cm" svg:viewBox="0 0 790 790" svg:d="M395 790c105 0 206-42 280-116s115-174 115-279c0-104-41-204-115-279-74-74-175-116-280-116s-205 42-279 116c-74 75-116 175-116 279 0 105 42 205 116 279s174 116 279 116z">
            <text:p/>
          </draw:path>
          <draw:path draw:style-name="gr1" draw:text-style-name="P1" draw:layer="layout" svg:width="0.789cm" svg:height="0.788cm" svg:x="10.205cm" svg:y="17.339cm" svg:viewBox="0 0 790 789" svg:d="M395 789c105 0 206-41 279-115 74-74 116-174 116-279 0-106-42-206-116-280-73-74-174-115-279-115s-205 41-279 115-116 174-116 280c0 105 42 205 116 279s174 115 279 115z">
            <text:p/>
          </draw:path>
          <draw:path draw:style-name="gr1" draw:text-style-name="P1" draw:layer="layout" svg:width="0.789cm" svg:height="0.789cm" svg:x="8.507cm" svg:y="16.564cm" svg:viewBox="0 0 790 790" svg:d="M394 790c105 0 206-42 280-116s116-174 116-279-42-206-116-280c-74-73-175-115-280-115-104 0-205 42-279 115-74 74-115 175-115 280s41 205 115 279 175 116 279 116z">
            <text:p/>
          </draw:path>
          <draw:path draw:style-name="gr2" draw:text-style-name="P2" draw:layer="layout" svg:width="0.788cm" svg:height="0.789cm" svg:x="13.611cm" svg:y="15.107cm" svg:viewBox="0 0 789 790" svg:d="M395 790c105 0 205-42 279-116s115-174 115-279c0-104-41-206-115-279-74-74-174-116-279-116s-205 42-280 116c-74 73-115 175-115 279 0 105 41 205 115 279 75 74 175 116 280 116z">
            <text:p/>
          </draw:path>
          <draw:path draw:style-name="gr2" draw:text-style-name="P2" draw:layer="layout" svg:width="0.789cm" svg:height="0.789cm" svg:x="6.184cm" svg:y="17.232cm" svg:viewBox="0 0 790 790" svg:d="M395 790c104 0 206-42 279-116 74-74 116-174 116-280 0-104-42-205-116-279-73-74-175-115-279-115-105 0-205 41-279 115s-116 175-116 279c0 106 42 206 116 280s174 116 279 116z">
            <text:p/>
          </draw:path>
          <draw:path draw:style-name="gr2" draw:text-style-name="P2" draw:layer="layout" svg:width="0.788cm" svg:height="0.789cm" svg:x="3.972cm" svg:y="16.834cm" svg:viewBox="0 0 789 790" svg:d="M395 790c105 0 205-42 279-116s115-174 115-279c0-104-41-205-115-279-74-75-174-116-279-116-106 0-206 41-280 116-74 74-115 175-115 279 0 105 41 205 115 279s174 116 280 116z">
            <text:p/>
          </draw:path>
          <draw:path draw:style-name="gr2" draw:text-style-name="P2" draw:layer="layout" svg:width="0.788cm" svg:height="0.789cm" svg:x="11.078cm" svg:y="19.7cm" svg:viewBox="0 0 789 790" svg:d="M395 790c105 0 205-42 279-116s115-174 115-278c0-106-41-206-115-280s-174-116-279-116c-106 0-206 42-280 116s-115 174-115 280c0 104 41 204 115 278s174 116 280 116z">
            <text:p/>
          </draw:path>
          <draw:path draw:style-name="gr2" draw:text-style-name="P2" draw:layer="layout" svg:width="0.789cm" svg:height="0.788cm" svg:x="12.825cm" svg:y="10.456cm" svg:viewBox="0 0 790 789" svg:d="M395 789c105 0 205-41 279-115s116-174 116-279-42-205-116-280c-74-74-174-115-279-115-104 0-205 41-280 115-74 75-115 175-115 280s41 205 115 279c75 74 176 115 280 115z">
            <text:p/>
          </draw:path>
          <draw:path draw:style-name="gr2" draw:text-style-name="P2" draw:layer="layout" svg:width="0.789cm" svg:height="0.789cm" svg:x="6.696cm" svg:y="14.323cm" svg:viewBox="0 0 790 790" svg:d="M396 790c104 0 205-41 279-115s115-175 115-279c0-105-41-206-115-280s-175-116-279-116c-105 0-205 42-279 116s-117 175-117 280c0 104 43 205 117 279s174 115 279 115z">
            <text:p/>
          </draw:path>
          <draw:polygon draw:style-name="gr3" draw:text-style-name="P3" draw:layer="layout" svg:width="0.789cm" svg:height="0.789cm" svg:x="6.493cm" svg:y="6.913cm" svg:viewBox="0 0 790 790" draw:points="395,0 0,790 790,790">
            <text:p/>
          </draw:polygon>
          <draw:polygon draw:style-name="gr3" draw:text-style-name="P3" draw:layer="layout" svg:width="0.789cm" svg:height="0.789cm" svg:x="3.666cm" svg:y="14.147cm" svg:viewBox="0 0 790 790" draw:points="394,0 0,790 790,790">
            <text:p/>
          </draw:polygon>
          <draw:polygon draw:style-name="gr3" draw:text-style-name="P3" draw:layer="layout" svg:width="0.789cm" svg:height="0.789cm" svg:x="5.49cm" svg:y="10.229cm" svg:viewBox="0 0 790 790" draw:points="394,0 0,790 790,790">
            <text:p/>
          </draw:polygon>
          <draw:polygon draw:style-name="gr3" draw:text-style-name="P3" draw:layer="layout" svg:width="0.789cm" svg:height="0.789cm" svg:x="5.073cm" svg:y="9.409cm" svg:viewBox="0 0 790 790" draw:points="395,0 0,790 790,790">
            <text:p/>
          </draw:polygon>
          <draw:polygon draw:style-name="gr3" draw:text-style-name="P3" draw:layer="layout" svg:width="0.789cm" svg:height="0.789cm" svg:x="13.267cm" svg:y="18.102cm" svg:viewBox="0 0 790 790" draw:points="395,0 0,790 790,790">
            <text:p/>
          </draw:polygon>
          <draw:polygon draw:style-name="gr3" draw:text-style-name="P3" draw:layer="layout" svg:width="0.789cm" svg:height="0.788cm" svg:x="15.189cm" svg:y="11.149cm" svg:viewBox="0 0 790 789" draw:points="396,0 0,789 790,789">
            <text:p/>
          </draw:polygon>
          <draw:polygon draw:style-name="gr3" draw:text-style-name="P3" draw:layer="layout" svg:width="0.789cm" svg:height="0.789cm" svg:x="7.841cm" svg:y="15.817cm" svg:viewBox="0 0 790 790" draw:points="395,0 0,790 790,790">
            <text:p/>
          </draw:polygon>
          <draw:polygon draw:style-name="gr3" draw:text-style-name="P3" draw:layer="layout" svg:width="0.789cm" svg:height="0.789cm" svg:x="10.191cm" svg:y="13.118cm" svg:viewBox="0 0 790 790" draw:points="394,0 0,790 790,790">
            <text:p/>
          </draw:polygon>
          <draw:polygon draw:style-name="gr3" draw:text-style-name="P3" draw:layer="layout" svg:width="0.789cm" svg:height="0.789cm" svg:x="10.924cm" svg:y="11.212cm" svg:viewBox="0 0 790 790" draw:points="394,0 0,790 790,790">
            <text:p/>
          </draw:polygon>
          <draw:polygon draw:style-name="gr3" draw:text-style-name="P3" draw:layer="layout" svg:width="0.789cm" svg:height="0.789cm" svg:x="16.523cm" svg:y="13.944cm" svg:viewBox="0 0 790 790" draw:points="395,0 0,790 790,790">
            <text:p/>
          </draw:polygon>
          <draw:polygon draw:style-name="gr3" draw:text-style-name="P3" draw:layer="layout" svg:width="0.789cm" svg:height="0.789cm" svg:x="9.77cm" svg:y="11.761cm" svg:viewBox="0 0 790 790" draw:points="396,0 0,790 790,790">
            <text:p/>
          </draw:polygon>
          <draw:polygon draw:style-name="gr3" draw:text-style-name="P3" draw:layer="layout" svg:width="0.789cm" svg:height="0.788cm" svg:x="5.535cm" svg:y="7.404cm" svg:viewBox="0 0 790 789" draw:points="395,0 0,789 790,789">
            <text:p/>
          </draw:polygon>
          <draw:polygon draw:style-name="gr3" draw:text-style-name="P3" draw:layer="layout" svg:width="0.788cm" svg:height="0.789cm" svg:x="14.017cm" svg:y="8.494cm" svg:viewBox="0 0 789 790" draw:points="394,0 0,790 789,790">
            <text:p/>
          </draw:polygon>
          <draw:polygon draw:style-name="gr3" draw:text-style-name="P3" draw:layer="layout" svg:width="0.789cm" svg:height="0.789cm" svg:x="10.394cm" svg:y="13.234cm" svg:viewBox="0 0 790 790" draw:points="396,0 0,790 790,790">
            <text:p/>
          </draw:polygon>
          <draw:polygon draw:style-name="gr1" draw:text-style-name="P1" draw:layer="layout" svg:width="0.789cm" svg:height="0.789cm" svg:x="12.64cm" svg:y="14.05cm" svg:viewBox="0 0 790 790" draw:points="396,0 0,790 790,790">
            <text:p/>
          </draw:polygon>
          <draw:polygon draw:style-name="gr1" draw:text-style-name="P1" draw:layer="layout" svg:width="0.789cm" svg:height="0.788cm" svg:x="8.184cm" svg:y="18.607cm" svg:viewBox="0 0 790 789" draw:points="395,0 0,789 790,789">
            <text:p/>
          </draw:polygon>
          <draw:polygon draw:style-name="gr1" draw:text-style-name="P1" draw:layer="layout" svg:width="0.789cm" svg:height="0.788cm" svg:x="14.252cm" svg:y="13.481cm" svg:viewBox="0 0 790 789" draw:points="395,0 0,789 790,789">
            <text:p/>
          </draw:polygon>
          <draw:polygon draw:style-name="gr1" draw:text-style-name="P1" draw:layer="layout" svg:width="0.789cm" svg:height="0.789cm" svg:x="16.087cm" svg:y="14.314cm" svg:viewBox="0 0 790 790" draw:points="396,0 0,790 790,790">
            <text:p/>
          </draw:polygon>
          <draw:polygon draw:style-name="gr1" draw:text-style-name="P1" draw:layer="layout" svg:width="0.789cm" svg:height="0.789cm" svg:x="11.894cm" svg:y="12.412cm" svg:viewBox="0 0 790 790" draw:points="396,0 0,790 790,790">
            <text:p/>
          </draw:polygon>
          <draw:polygon draw:style-name="gr1" draw:text-style-name="P1" draw:layer="layout" svg:width="0.789cm" svg:height="0.789cm" svg:x="15.345cm" svg:y="13.579cm" svg:viewBox="0 0 790 790" draw:points="396,0 0,790 790,790">
            <text:p/>
          </draw:polygon>
          <draw:polygon draw:style-name="gr1" draw:text-style-name="P1" draw:layer="layout" svg:width="0.789cm" svg:height="0.789cm" svg:x="9.094cm" svg:y="10.795cm" svg:viewBox="0 0 790 790" draw:points="395,0 0,790 790,790">
            <text:p/>
          </draw:polygon>
          <draw:polygon draw:style-name="gr1" draw:text-style-name="P1" draw:layer="layout" svg:width="0.789cm" svg:height="0.788cm" svg:x="9.188cm" svg:y="12.211cm" svg:viewBox="0 0 790 789" draw:points="395,0 0,789 790,789">
            <text:p/>
          </draw:polygon>
          <draw:polygon draw:style-name="gr1" draw:text-style-name="P1" draw:layer="layout" svg:width="0.789cm" svg:height="0.789cm" svg:x="10.804cm" svg:y="10.46cm" svg:viewBox="0 0 790 790" draw:points="395,0 0,790 790,790">
            <text:p/>
          </draw:polygon>
          <draw:polygon draw:style-name="gr1" draw:text-style-name="P1" draw:layer="layout" svg:width="0.789cm" svg:height="0.789cm" svg:x="9.655cm" svg:y="5.417cm" svg:viewBox="0 0 790 790" draw:points="395,0 0,790 790,790">
            <text:p/>
          </draw:polygon>
          <draw:polygon draw:style-name="gr1" draw:text-style-name="P1" draw:layer="layout" svg:width="0.789cm" svg:height="0.789cm" svg:x="12.574cm" svg:y="6.557cm" svg:viewBox="0 0 790 790" draw:points="395,0 0,790 790,790">
            <text:p/>
          </draw:polygon>
          <draw:path draw:style-name="gr1" draw:text-style-name="P1" draw:layer="layout" svg:width="0.789cm" svg:height="0.789cm" svg:x="31.232cm" svg:y="7.148cm" svg:viewBox="0 0 790 790" svg:d="M395 790c104 0 205-42 279-116 75-74 116-174 116-278 0-106-41-206-116-280-74-74-175-116-279-116-105 0-205 42-279 116s-116 174-116 280c0 104 42 204 116 278s174 116 279 116z">
            <text:p/>
          </draw:path>
          <draw:path draw:style-name="gr1" draw:text-style-name="P1" draw:layer="layout" svg:width="0.789cm" svg:height="0.789cm" svg:x="25.661cm" svg:y="8.533cm" svg:viewBox="0 0 790 790" svg:d="M394 790c105 0 205-42 279-115 75-74 117-176 117-280 0-105-42-205-117-279-74-74-174-116-279-116-104 0-204 42-278 116s-116 174-116 279c0 104 42 206 116 280 74 73 174 115 278 115z">
            <text:p/>
          </draw:path>
          <draw:path draw:style-name="gr1" draw:text-style-name="P1" draw:layer="layout" svg:width="0.789cm" svg:height="0.789cm" svg:x="33.824cm" svg:y="10.716cm" svg:viewBox="0 0 790 790" svg:d="M395 790c105 0 205-42 279-117 74-74 116-174 116-278 0-105-42-205-116-279s-174-116-279-116-205 42-279 116-116 174-116 279c0 104 42 204 116 278 74 75 174 117 279 117z">
            <text:p/>
          </draw:path>
          <draw:path draw:style-name="gr1" draw:text-style-name="P1" draw:layer="layout" svg:width="0.789cm" svg:height="0.789cm" svg:x="32.249cm" svg:y="14.533cm" svg:viewBox="0 0 790 790" svg:d="M394 790c106 0 206-41 280-115s116-175 116-279c0-105-42-205-116-279-74-75-174-117-280-117-104 0-204 42-278 117-74 74-116 174-116 279 0 104 42 205 116 279s174 115 278 115z">
            <text:p/>
          </draw:path>
          <draw:path draw:style-name="gr1" draw:text-style-name="P1" draw:layer="layout" svg:width="0.789cm" svg:height="0.788cm" svg:x="24.953cm" svg:y="12.081cm" svg:viewBox="0 0 790 789" svg:d="M395 789c104 0 205-41 280-115 74-74 115-174 115-279s-41-205-115-280c-75-74-176-115-280-115-105 0-205 41-279 115-74 75-116 175-116 280s42 205 116 279 174 115 279 115z">
            <text:p/>
          </draw:path>
          <draw:path draw:style-name="gr1" draw:text-style-name="P1" draw:layer="layout" svg:width="0.788cm" svg:height="0.789cm" svg:x="31.163cm" svg:y="8.859cm" svg:viewBox="0 0 789 790" svg:d="M394 790c105 0 205-42 279-116s116-174 116-279-42-206-116-280-174-115-279-115-205 41-279 115-115 175-115 280 41 205 115 279 174 116 279 116z">
            <text:p/>
          </draw:path>
          <draw:path draw:style-name="gr2" draw:text-style-name="P2" draw:layer="layout" svg:width="0.789cm" svg:height="0.789cm" svg:x="35.013cm" svg:y="7.001cm" svg:viewBox="0 0 790 790" svg:d="M396 790c104 0 205-42 279-116s115-174 115-280c0-105-41-205-115-279s-175-115-279-115c-105 0-205 41-279 115-75 74-117 174-117 279 0 106 42 206 117 280 74 74 174 116 279 116z">
            <text:p/>
          </draw:path>
          <draw:path draw:style-name="gr2" draw:text-style-name="P2" draw:layer="layout" svg:width="0.789cm" svg:height="0.789cm" svg:x="30.446cm" svg:y="10.363cm" svg:viewBox="0 0 790 790" svg:d="M394 790c105 0 205-41 279-115 75-74 117-175 117-279 0-105-42-206-117-280-74-74-174-116-279-116-104 0-205 42-279 116s-115 175-115 280c0 104 41 205 115 279s175 115 279 115z">
            <text:p/>
          </draw:path>
          <draw:path draw:style-name="gr4" draw:text-style-name="P2" draw:layer="layout" svg:width="0.789cm" svg:height="0.789cm" svg:x="24.484cm" svg:y="7.412cm" svg:viewBox="0 0 790 790" svg:d="M396 790c104 0 205-42 279-116s115-174 115-279c0-104-41-205-115-279-74-75-175-116-279-116-106 0-206 41-280 116-74 74-116 175-116 279 0 105 42 205 116 279s174 116 280 116z">
            <text:p/>
          </draw:path>
          <draw:path draw:style-name="gr5" draw:text-style-name="P4" draw:layer="layout" svg:width="0.789cm" svg:height="0.789cm" svg:x="24.484cm" svg:y="7.412cm" svg:viewBox="0 0 790 790" svg:d="M396 790c104 0 205-42 279-116s115-174 115-279c0-104-41-205-115-279-74-75-175-116-279-116-106 0-206 41-280 116-74 74-116 175-116 279 0 105 42 205 116 279s174 116 280 116z">
            <text:p/>
          </draw:path>
          <draw:path draw:style-name="gr2" draw:text-style-name="P2" draw:layer="layout" svg:width="0.789cm" svg:height="0.789cm" svg:x="25.073cm" svg:y="17.038cm" svg:viewBox="0 0 790 790" svg:d="M395 790c104 0 206-42 280-117 74-74 115-174 115-279 0-104-41-205-115-279s-176-115-280-115c-105 0-205 41-279 115s-116 175-116 279c0 105 42 205 116 279 74 75 174 117 279 117z">
            <text:p/>
          </draw:path>
          <draw:path draw:style-name="gr2" draw:text-style-name="P2" draw:layer="layout" svg:width="0.789cm" svg:height="0.789cm" svg:x="37.366cm" svg:y="10.947cm" svg:viewBox="0 0 790 790" svg:d="M396 790c104 0 205-42 279-115 73-74 115-175 115-280s-42-205-115-279c-74-74-175-116-279-116-105 0-205 42-279 116-75 74-117 174-117 279s42 206 117 280c74 73 174 115 279 115z">
            <text:p/>
          </draw:path>
          <draw:path draw:style-name="gr2" draw:text-style-name="P2" draw:layer="layout" svg:width="0.789cm" svg:height="0.789cm" svg:x="31.516cm" svg:y="9.323cm" svg:viewBox="0 0 790 790" svg:d="M395 790c105 0 206-42 279-116 74-74 116-175 116-280s-42-205-116-279c-73-74-174-115-279-115s-205 41-279 115-116 174-116 279 42 206 116 280 174 116 279 116z">
            <text:p/>
          </draw:path>
          <draw:path draw:style-name="gr2" draw:text-style-name="P2" draw:layer="layout" svg:width="0.789cm" svg:height="0.789cm" svg:x="26.504cm" svg:y="14.798cm" svg:viewBox="0 0 790 790" svg:d="M394 790c105 0 205-41 279-115 75-74 117-176 117-280 0-105-42-205-117-279-74-74-174-116-279-116-104 0-205 42-279 116-73 74-115 174-115 279 0 104 42 206 115 280 74 74 175 115 279 115z">
            <text:p/>
          </draw:path>
          <draw:path draw:style-name="gr2" draw:text-style-name="P2" draw:layer="layout" svg:width="0.788cm" svg:height="0.789cm" svg:x="31.869cm" svg:y="5.495cm" svg:viewBox="0 0 789 790" svg:d="M395 790c105 0 205-42 279-116 74-73 115-174 115-279s-41-205-115-279-174-116-279-116-205 42-279 116c-75 74-116 174-116 279s41 206 116 279c74 74 174 116 279 116z">
            <text:p/>
          </draw:path>
          <draw:path draw:style-name="gr2" draw:text-style-name="P2" draw:layer="layout" svg:width="0.789cm" svg:height="0.788cm" svg:x="27.696cm" svg:y="13.402cm" svg:viewBox="0 0 790 789" svg:d="M395 789c105 0 205-41 279-115s116-174 116-279c0-106-42-206-116-280s-174-115-279-115c-104 0-206 41-280 115s-115 174-115 280c0 105 41 205 115 279s176 115 280 115z">
            <text:p/>
          </draw:path>
          <draw:path draw:style-name="gr2" draw:text-style-name="P2" draw:layer="layout" svg:width="0.788cm" svg:height="0.789cm" svg:x="31.779cm" svg:y="13.658cm" svg:viewBox="0 0 789 790" svg:d="M395 790c105 0 205-42 279-116s115-174 115-279c0-104-41-205-115-280-74-74-174-115-279-115s-205 41-280 115c-74 75-115 176-115 280 0 105 41 205 115 279 75 74 175 116 280 116z">
            <text:p/>
          </draw:path>
          <draw:path draw:style-name="gr2" draw:text-style-name="P2" draw:layer="layout" svg:width="0.789cm" svg:height="0.789cm" svg:x="30.448cm" svg:y="18.861cm" svg:viewBox="0 0 790 790" svg:d="M394 790c105 0 205-42 279-116 75-74 117-174 117-280 0-104-42-205-117-278-74-74-174-116-279-116-104 0-205 42-279 116-73 73-115 174-115 278 0 106 42 206 115 280 74 74 175 116 279 116z">
            <text:p/>
          </draw:path>
          <draw:path draw:style-name="gr2" draw:text-style-name="P2" draw:layer="layout" svg:width="0.788cm" svg:height="0.789cm" svg:x="26.058cm" svg:y="14.172cm" svg:viewBox="0 0 789 790" svg:d="M395 790c105 0 205-41 279-115s115-174 115-280c0-105-41-205-115-279s-174-116-279-116c-106 0-206 42-280 116s-115 174-115 279c0 106 41 206 115 280s174 115 280 115z">
            <text:p/>
          </draw:path>
          <draw:path draw:style-name="gr2" draw:text-style-name="P2" draw:layer="layout" svg:width="0.789cm" svg:height="0.789cm" svg:x="25.173cm" svg:y="6.148cm" svg:viewBox="0 0 790 790" svg:d="M395 790c105 0 206-41 280-115s115-175 115-280-41-205-115-279-175-116-280-116-205 42-279 116-116 174-116 279 42 206 116 280 174 115 279 115z">
            <text:p/>
          </draw:path>
          <draw:path draw:style-name="gr2" draw:text-style-name="P2" draw:layer="layout" svg:width="0.789cm" svg:height="0.789cm" svg:x="24.757cm" svg:y="14.425cm" svg:viewBox="0 0 790 790" svg:d="M396 790c104 0 205-42 279-116s115-174 115-278c0-105-41-205-115-280-74-74-175-116-279-116-105 0-205 42-279 116-75 75-117 175-117 280 0 104 42 204 117 278 74 74 174 116 279 116z">
            <text:p/>
          </draw:path>
          <draw:path draw:style-name="gr2" draw:text-style-name="P2" draw:layer="layout" svg:width="0.789cm" svg:height="0.789cm" svg:x="29.938cm" svg:y="14.896cm" svg:viewBox="0 0 790 790" svg:d="M395 790c105 0 205-42 279-116s116-174 116-280c0-104-42-205-116-279s-174-115-279-115-205 41-279 115-116 175-116 279c0 106 42 206 116 280s174 116 279 116z">
            <text:p/>
          </draw:path>
          <draw:path draw:style-name="gr2" draw:text-style-name="P2" draw:layer="layout" svg:width="0.788cm" svg:height="0.789cm" svg:x="32.842cm" svg:y="7.101cm" svg:viewBox="0 0 789 790" svg:d="M394 790c105 0 205-42 280-116 74-74 115-174 115-279s-41-206-115-280c-75-74-175-115-280-115s-205 41-279 115-115 175-115 280 41 205 115 279 174 116 279 116z">
            <text:p/>
          </draw:path>
          <draw:path draw:style-name="gr2" draw:text-style-name="P2" draw:layer="layout" svg:width="0.789cm" svg:height="0.789cm" svg:x="34.138cm" svg:y="12.817cm" svg:viewBox="0 0 790 790" svg:d="M396 790c104 0 205-41 279-115s115-175 115-279c0-105-41-205-115-280-74-74-175-116-279-116-105 0-205 42-280 116-74 75-116 175-116 280 0 104 42 205 116 279 75 74 175 115 280 115z">
            <text:p/>
          </draw:path>
          <draw:path draw:style-name="gr2" draw:text-style-name="P2" draw:layer="layout" svg:width="0.789cm" svg:height="0.789cm" svg:x="27.071cm" svg:y="5.527cm" svg:viewBox="0 0 790 790" svg:d="M395 790c105 0 205-42 279-116s116-174 116-279-42-206-116-280-174-115-279-115c-104 0-205 41-279 115-75 74-116 175-116 280s41 205 116 279c74 74 175 116 279 116z">
            <text:p/>
          </draw:path>
          <draw:path draw:style-name="gr2" draw:text-style-name="P2" draw:layer="layout" svg:width="0.789cm" svg:height="0.789cm" svg:x="31.938cm" svg:y="14.806cm" svg:viewBox="0 0 790 790" svg:d="M394 790c105 0 205-42 279-116s117-175 117-279c0-105-43-205-117-279s-174-116-279-116c-104 0-205 42-279 116-73 74-115 174-115 279 0 104 42 205 115 279 74 74 175 116 279 116z">
            <text:p/>
          </draw:path>
          <draw:polygon draw:style-name="gr2" draw:text-style-name="P2" draw:layer="layout" svg:width="0.789cm" svg:height="0.789cm" svg:x="29.081cm" svg:y="16.56cm" svg:viewBox="0 0 790 790" draw:points="395,0 0,790 790,790">
            <text:p/>
          </draw:polygon>
          <draw:polygon draw:style-name="gr2" draw:text-style-name="P2" draw:layer="layout" svg:width="0.788cm" svg:height="0.789cm" svg:x="29.737cm" svg:y="14.464cm" svg:viewBox="0 0 789 790" draw:points="394,0 0,790 789,790">
            <text:p/>
          </draw:polygon>
          <draw:polygon draw:style-name="gr2" draw:text-style-name="P2" draw:layer="layout" svg:width="0.789cm" svg:height="0.789cm" svg:x="34.518cm" svg:y="16.36cm" svg:viewBox="0 0 790 790" draw:points="394,0 0,790 790,790">
            <text:p/>
          </draw:polygon>
          <draw:polygon draw:style-name="gr2" draw:text-style-name="P2" draw:layer="layout" svg:width="0.789cm" svg:height="0.789cm" svg:x="25.263cm" svg:y="15.162cm" svg:viewBox="0 0 790 790" draw:points="395,0 0,790 790,790">
            <text:p/>
          </draw:polygon>
          <draw:polygon draw:style-name="gr2" draw:text-style-name="P2" draw:layer="layout" svg:width="0.788cm" svg:height="0.789cm" svg:x="28.145cm" svg:y="16.456cm" svg:viewBox="0 0 789 790" draw:points="394,0 0,790 789,790">
            <text:p/>
          </draw:polygon>
          <draw:polygon draw:style-name="gr2" draw:text-style-name="P2" draw:layer="layout" svg:width="0.788cm" svg:height="0.788cm" svg:x="24.112cm" svg:y="10.789cm" svg:viewBox="0 0 789 789" draw:points="394,0 0,789 789,789">
            <text:p/>
          </draw:polygon>
          <draw:polygon draw:style-name="gr2" draw:text-style-name="P2" draw:layer="layout" svg:width="0.789cm" svg:height="0.789cm" svg:x="24.1cm" svg:y="15.441cm" svg:viewBox="0 0 790 790" draw:points="394,0 0,790 790,790">
            <text:p/>
          </draw:polygon>
          <draw:polygon draw:style-name="gr2" draw:text-style-name="P2" draw:layer="layout" svg:width="0.789cm" svg:height="0.789cm" svg:x="28.899cm" svg:y="11.549cm" svg:viewBox="0 0 790 790" draw:points="394,0 0,790 790,790">
            <text:p/>
          </draw:polygon>
          <draw:polygon draw:style-name="gr2" draw:text-style-name="P2" draw:layer="layout" svg:width="0.789cm" svg:height="0.789cm" svg:x="32.4cm" svg:y="16.744cm" svg:viewBox="0 0 790 790" draw:points="396,0 0,790 790,790">
            <text:p/>
          </draw:polygon>
          <draw:polygon draw:style-name="gr2" draw:text-style-name="P2" draw:layer="layout" svg:width="0.789cm" svg:height="0.789cm" svg:x="32.884cm" svg:y="17.524cm" svg:viewBox="0 0 790 790" draw:points="395,0 0,790 790,790">
            <text:p/>
          </draw:polygon>
          <draw:polygon draw:style-name="gr2" draw:text-style-name="P2" draw:layer="layout" svg:width="0.789cm" svg:height="0.789cm" svg:x="22.892cm" svg:y="13.964cm" svg:viewBox="0 0 790 790" draw:points="395,0 0,790 790,790">
            <text:p/>
          </draw:polygon>
          <draw:polygon draw:style-name="gr2" draw:text-style-name="P2" draw:layer="layout" svg:width="0.789cm" svg:height="0.789cm" svg:x="29.353cm" svg:y="15.439cm" svg:viewBox="0 0 790 790" draw:points="395,0 0,790 790,790">
            <text:p/>
          </draw:polygon>
          <draw:polygon draw:style-name="gr2" draw:text-style-name="P2" draw:layer="layout" svg:width="0.789cm" svg:height="0.789cm" svg:x="23.88cm" svg:y="11.309cm" svg:viewBox="0 0 790 790" draw:points="396,0 0,790 790,790">
            <text:p/>
          </draw:polygon>
          <draw:polygon draw:style-name="gr2" draw:text-style-name="P2" draw:layer="layout" svg:width="0.789cm" svg:height="0.789cm" svg:x="27.892cm" svg:y="12.605cm" svg:viewBox="0 0 790 790" draw:points="395,0 0,790 790,790">
            <text:p/>
          </draw:polygon>
          <draw:polygon draw:style-name="gr2" draw:text-style-name="P2" draw:layer="layout" svg:width="0.789cm" svg:height="0.789cm" svg:x="25.511cm" svg:y="11.594cm" svg:viewBox="0 0 790 790" draw:points="396,0 0,790 790,790">
            <text:p/>
          </draw:polygon>
          <draw:polygon draw:style-name="gr2" draw:text-style-name="P2" draw:layer="layout" svg:width="0.789cm" svg:height="0.789cm" svg:x="29.587cm" svg:y="17.369cm" svg:viewBox="0 0 790 790" draw:points="394,0 0,790 790,790">
            <text:p/>
          </draw:polygon>
          <draw:polygon draw:style-name="gr2" draw:text-style-name="P2" draw:layer="layout" svg:width="0.789cm" svg:height="0.789cm" svg:x="24.115cm" svg:y="8.723cm" svg:viewBox="0 0 790 790" draw:points="394,0 0,790 790,790">
            <text:p/>
          </draw:polygon>
          <draw:polygon draw:style-name="gr2" draw:text-style-name="P2" draw:layer="layout" svg:width="0.789cm" svg:height="0.789cm" svg:x="29cm" svg:y="18.776cm" svg:viewBox="0 0 790 790" draw:points="395,0 0,790 790,790">
            <text:p/>
          </draw:polygon>
          <draw:polygon draw:style-name="gr2" draw:text-style-name="P2" draw:layer="layout" svg:width="0.788cm" svg:height="0.788cm" svg:x="32.307cm" svg:y="16.363cm" svg:viewBox="0 0 789 789" draw:points="394,0 0,789 789,789">
            <text:p/>
          </draw:polygon>
          <draw:polygon draw:style-name="gr2" draw:text-style-name="P2" draw:layer="layout" svg:width="0.789cm" svg:height="0.789cm" svg:x="35.472cm" svg:y="16.137cm" svg:viewBox="0 0 790 790" draw:points="395,0 0,790 790,790">
            <text:p/>
          </draw:polygon>
          <draw:polygon draw:style-name="gr2" draw:text-style-name="P2" draw:layer="layout" svg:width="0.789cm" svg:height="0.789cm" svg:x="34.194cm" svg:y="5.501cm" svg:viewBox="0 0 790 790" draw:points="395,0 0,790 790,790">
            <text:p/>
          </draw:polygon>
          <draw:polygon draw:style-name="gr2" draw:text-style-name="P2" draw:layer="layout" svg:width="0.789cm" svg:height="0.789cm" svg:x="29.984cm" svg:y="6.932cm" svg:viewBox="0 0 790 790" draw:points="396,0 0,790 790,790">
            <text:p/>
          </draw:polygon>
          <draw:polygon draw:style-name="gr2" draw:text-style-name="P2" draw:layer="layout" svg:width="0.789cm" svg:height="0.789cm" svg:x="24.738cm" svg:y="10.362cm" svg:viewBox="0 0 790 790" draw:points="396,0 0,790 790,790">
            <text:p/>
          </draw:polygon>
          <draw:polygon draw:style-name="gr2" draw:text-style-name="P2" draw:layer="layout" svg:width="0.789cm" svg:height="0.788cm" svg:x="27.991cm" svg:y="14.43cm" svg:viewBox="0 0 790 789" draw:points="395,0 0,789 790,789">
            <text:p/>
          </draw:polygon>
          <draw:polygon draw:style-name="gr2" draw:text-style-name="P2" draw:layer="layout" svg:width="0.788cm" svg:height="0.789cm" svg:x="27.568cm" svg:y="17.262cm" svg:viewBox="0 0 789 790" draw:points="394,0 0,790 789,790">
            <text:p/>
          </draw:polygon>
          <draw:path draw:style-name="gr3" draw:text-style-name="P3" draw:layer="layout" svg:width="0.789cm" svg:height="0.789cm" svg:x="51.616cm" svg:y="7.883cm" svg:viewBox="0 0 790 790" svg:d="M395 790c104 0 205-42 279-116s116-174 116-279-42-205-116-279-175-116-279-116c-105 0-205 42-279 116s-116 174-116 279 42 205 116 279 174 116 279 116z">
            <text:p/>
          </draw:path>
          <draw:path draw:style-name="gr3" draw:text-style-name="P3" draw:layer="layout" svg:width="0.789cm" svg:height="0.789cm" svg:x="58.08cm" svg:y="9.77cm" svg:viewBox="0 0 790 790" svg:d="M394 790c105 0 205-41 280-115 74-74 116-174 116-279s-42-205-116-279c-75-75-175-117-280-117-104 0-205 42-279 117-74 74-115 174-115 279s41 205 115 279 175 115 279 115z">
            <text:p/>
          </draw:path>
          <draw:path draw:style-name="gr3" draw:text-style-name="P3" draw:layer="layout" svg:width="0.789cm" svg:height="0.789cm" svg:x="55.8cm" svg:y="15.495cm" svg:viewBox="0 0 790 790" svg:d="M395 790c104 0 206-42 280-116 74-75 115-175 115-280 0-104-41-205-115-279s-176-115-280-115c-105 0-205 41-279 115s-116 175-116 279c0 105 42 205 116 280 74 74 174 116 279 116z">
            <text:p/>
          </draw:path>
          <draw:path draw:style-name="gr3" draw:text-style-name="P3" draw:layer="layout" svg:width="0.789cm" svg:height="0.789cm" svg:x="50.186cm" svg:y="10.844cm" svg:viewBox="0 0 790 790" svg:d="M395 790c104 0 205-42 280-116 74-74 115-175 115-280 0-104-41-204-115-278-75-74-176-116-280-116-105 0-205 42-279 116s-116 174-116 278c0 105 42 206 116 280s174 116 279 116z">
            <text:p/>
          </draw:path>
          <draw:path draw:style-name="gr3" draw:text-style-name="P3" draw:layer="layout" svg:width="0.789cm" svg:height="0.789cm" svg:x="50.204cm" svg:y="14.067cm" svg:viewBox="0 0 790 790" svg:d="M395 790c105 0 205-41 280-115 74-74 115-176 115-280 0-105-41-205-115-279-75-74-175-116-280-116s-205 42-279 116-116 174-116 279c0 104 42 206 116 280s174 115 279 115z">
            <text:p/>
          </draw:path>
          <draw:path draw:style-name="gr3" draw:text-style-name="P3" draw:layer="layout" svg:width="0.789cm" svg:height="0.789cm" svg:x="43.735cm" svg:y="12.054cm" svg:viewBox="0 0 790 790" svg:d="M394 790c105 0 205-42 279-116s117-174 117-279c0-104-43-205-117-280-74-74-174-115-279-115-104 0-205 41-279 115-74 75-115 176-115 280 0 105 41 205 115 279s175 116 279 116z">
            <text:p/>
          </draw:path>
          <draw:path draw:style-name="gr3" draw:text-style-name="P3" draw:layer="layout" svg:width="0.789cm" svg:height="0.789cm" svg:x="48.445cm" svg:y="8.259cm" svg:viewBox="0 0 790 790" svg:d="M396 790c104 0 205-42 278-116 74-74 116-174 116-279 0-104-42-204-116-278-73-74-174-117-278-117-105 0-205 43-279 117s-117 174-117 278c0 105 43 205 117 279s174 116 279 116z">
            <text:p/>
          </draw:path>
          <draw:path draw:style-name="gr3" draw:text-style-name="P3" draw:layer="layout" svg:width="0.789cm" svg:height="0.789cm" svg:x="49.558cm" svg:y="9.415cm" svg:viewBox="0 0 790 790" svg:d="M395 790c105 0 206-42 280-116s115-174 115-280c0-104-41-205-115-279s-175-115-280-115-205 41-279 115-116 175-116 279c0 106 42 206 116 280s174 116 279 116z">
            <text:p/>
          </draw:path>
          <draw:path draw:style-name="gr3" draw:text-style-name="P3" draw:layer="layout" svg:width="0.789cm" svg:height="0.789cm" svg:x="46.174cm" svg:y="10.273cm" svg:viewBox="0 0 790 790" svg:d="M395 790c104 0 205-42 279-116 75-74 116-174 116-279s-41-206-116-279c-74-74-175-116-279-116-105 0-205 42-279 116-74 73-116 174-116 279s42 205 116 279 174 116 279 116z">
            <text:p/>
          </draw:path>
          <draw:path draw:style-name="gr3" draw:text-style-name="P3" draw:layer="layout" svg:width="0.789cm" svg:height="0.789cm" svg:x="48.253cm" svg:y="9.468cm" svg:viewBox="0 0 790 790" svg:d="M395 790c105 0 205-42 279-116s116-174 116-279-42-206-116-280-174-115-279-115c-104 0-206 41-280 115s-115 175-115 280 41 205 115 279 176 116 280 116z">
            <text:p/>
          </draw:path>
          <draw:path draw:style-name="gr3" draw:text-style-name="P3" draw:layer="layout" svg:width="0.789cm" svg:height="0.788cm" svg:x="47.595cm" svg:y="15.72cm" svg:viewBox="0 0 790 789" svg:d="M395 789c105 0 205-41 279-115s116-174 116-280c0-105-42-205-116-279s-174-115-279-115c-104 0-204 41-278 115-75 74-117 174-117 279 0 106 42 206 117 280 74 74 174 115 278 115z">
            <text:p/>
          </draw:path>
          <draw:path draw:style-name="gr3" draw:text-style-name="P3" draw:layer="layout" svg:width="0.788cm" svg:height="0.789cm" svg:x="55.351cm" svg:y="10.442cm" svg:viewBox="0 0 789 790" svg:d="M395 790c105 0 205-42 279-116s115-174 115-279c0-104-41-206-115-280-74-73-174-115-279-115s-206 42-280 115c-74 74-115 176-115 280 0 105 41 205 115 279s175 116 280 116z">
            <text:p/>
          </draw:path>
          <draw:path draw:style-name="gr3" draw:text-style-name="P3" draw:layer="layout" svg:width="0.789cm" svg:height="0.788cm" svg:x="47.674cm" svg:y="18.808cm" svg:viewBox="0 0 790 789" svg:d="M394 789c105 0 205-41 279-115s117-174 117-280c0-105-43-205-117-279s-174-115-279-115c-104 0-205 41-279 115s-115 174-115 279c0 106 41 206 115 280s175 115 279 115z">
            <text:p/>
          </draw:path>
          <draw:path draw:style-name="gr3" draw:text-style-name="P3" draw:layer="layout" svg:width="0.789cm" svg:height="0.789cm" svg:x="48.849cm" svg:y="16.407cm" svg:viewBox="0 0 790 790" svg:d="M395 790c105 0 206-42 280-115 74-74 115-176 115-280 0-105-41-205-115-279s-175-116-280-116-205 42-279 116-116 174-116 279c0 104 42 206 116 280 74 73 174 115 279 115z">
            <text:p/>
          </draw:path>
          <draw:path draw:style-name="gr3" draw:text-style-name="P3" draw:layer="layout" svg:width="0.789cm" svg:height="0.789cm" svg:x="52.495cm" svg:y="13.995cm" svg:viewBox="0 0 790 790" svg:d="M395 790c104 0 205-42 279-116s116-175 116-280c0-104-42-205-116-279-74-73-175-115-279-115-105 0-205 42-279 115-74 74-116 175-116 279 0 105 42 206 116 280s174 116 279 116z">
            <text:p/>
          </draw:path>
          <draw:path draw:style-name="gr3" draw:text-style-name="P3" draw:layer="layout" svg:width="0.789cm" svg:height="0.789cm" svg:x="54.697cm" svg:y="12.911cm" svg:viewBox="0 0 790 790" svg:d="M396 790c104 0 205-42 279-116s115-174 115-279c0-104-41-205-115-279-74-75-175-116-279-116-105 0-205 41-279 116-75 74-117 175-117 279 0 105 42 205 117 279 74 74 174 116 279 116z">
            <text:p/>
          </draw:path>
          <draw:path draw:style-name="gr3" draw:text-style-name="P3" draw:layer="layout" svg:width="0.789cm" svg:height="0.789cm" svg:x="47.825cm" svg:y="11.719cm" svg:viewBox="0 0 790 790" svg:d="M394 790c105 0 205-42 280-115 74-74 116-175 116-280s-42-205-116-279c-75-74-175-116-280-116-104 0-205 42-278 116-74 74-116 174-116 279s42 206 116 280c73 73 174 115 278 115z">
            <text:p/>
          </draw:path>
          <draw:path draw:style-name="gr3" draw:text-style-name="P3" draw:layer="layout" svg:width="0.789cm" svg:height="0.789cm" svg:x="58.209cm" svg:y="13.974cm" svg:viewBox="0 0 790 790" svg:d="M395 790c105 0 206-42 279-116 74-75 116-175 116-280 0-104-42-205-116-279-73-74-174-115-279-115s-205 41-279 115-116 175-116 279c0 105 42 205 116 280 74 74 174 116 279 116z">
            <text:p/>
          </draw:path>
          <draw:path draw:style-name="gr3" draw:text-style-name="P3" draw:layer="layout" svg:width="0.789cm" svg:height="0.789cm" svg:x="50.54cm" svg:y="9.215cm" svg:viewBox="0 0 790 790" svg:d="M396 790c104 0 205-42 279-116 74-75 115-175 115-280 0-104-41-204-115-278s-175-116-279-116c-105 0-206 42-280 116s-116 174-116 278c0 105 42 205 116 280 74 74 175 116 280 116z">
            <text:p/>
          </draw:path>
          <draw:path draw:style-name="gr3" draw:text-style-name="P3" draw:layer="layout" svg:width="0.788cm" svg:height="0.789cm" svg:x="52.75cm" svg:y="18.822cm" svg:viewBox="0 0 789 790" svg:d="M394 790c106 0 206-41 280-115s115-175 115-280-41-205-115-279-174-116-280-116c-105 0-205 42-279 116s-115 174-115 279 41 206 115 280 174 115 279 115z">
            <text:p/>
          </draw:path>
          <draw:path draw:style-name="gr3" draw:text-style-name="P3" draw:layer="layout" svg:width="0.789cm" svg:height="0.788cm" svg:x="46.908cm" svg:y="17.922cm" svg:viewBox="0 0 790 789" svg:d="M394 789c105 0 205-41 279-115s117-175 117-280-43-205-117-279-174-115-279-115c-104 0-205 41-279 115s-115 174-115 279 41 206 115 280 175 115 279 115z">
            <text:p/>
          </draw:path>
          <draw:path draw:style-name="gr3" draw:text-style-name="P3" draw:layer="layout" svg:width="0.789cm" svg:height="0.789cm" svg:x="49.153cm" svg:y="8.76cm" svg:viewBox="0 0 790 790" svg:d="M396 790c104 0 205-42 279-116s115-174 115-279-41-206-115-280-175-115-279-115c-105 0-205 41-279 115-75 74-117 175-117 280s42 205 117 279c74 74 174 116 279 116z">
            <text:p/>
          </draw:path>
          <draw:path draw:style-name="gr3" draw:text-style-name="P3" draw:layer="layout" svg:width="0.789cm" svg:height="0.789cm" svg:x="54.586cm" svg:y="13.617cm" svg:viewBox="0 0 790 790" svg:d="M395 790c105 0 205-41 279-115s116-175 116-279c0-105-42-205-116-280-74-74-174-116-279-116-104 0-205 42-280 116-74 75-115 175-115 280 0 104 41 205 115 279 75 74 176 115 280 115z">
            <text:p/>
          </draw:path>
          <draw:path draw:style-name="gr3" draw:text-style-name="P3" draw:layer="layout" svg:width="0.789cm" svg:height="0.789cm" svg:x="54.575cm" svg:y="11.468cm" svg:viewBox="0 0 790 790" svg:d="M396 790c104 0 205-42 279-117 73-74 115-174 115-279 0-104-42-205-115-279-74-74-175-115-279-115-105 0-206 41-280 115s-116 175-116 279c0 105 42 205 116 279 74 75 175 117 280 117z">
            <text:p/>
          </draw:path>
          <draw:path draw:style-name="gr3" draw:text-style-name="P3" draw:layer="layout" svg:width="0.789cm" svg:height="0.789cm" svg:x="52.413cm" svg:y="16.079cm" svg:viewBox="0 0 790 790" svg:d="M395 790c104 0 205-41 279-115s116-175 116-279c0-105-42-205-116-279-74-75-175-117-279-117-105 0-205 42-279 117-74 74-116 174-116 279 0 104 42 205 116 279s174 115 279 115z">
            <text:p/>
          </draw:path>
          <draw:polygon draw:style-name="gr3" draw:text-style-name="P3" draw:layer="layout" svg:width="0.789cm" svg:height="0.789cm" svg:x="51.372cm" svg:y="12.567cm" svg:viewBox="0 0 790 790" draw:points="396,0 0,790 790,790">
            <text:p/>
          </draw:polygon>
          <draw:polygon draw:style-name="gr3" draw:text-style-name="P3" draw:layer="layout" svg:width="0.789cm" svg:height="0.789cm" svg:x="51.133cm" svg:y="11.897cm" svg:viewBox="0 0 790 790" draw:points="395,0 0,790 790,790">
            <text:p/>
          </draw:polygon>
          <draw:polygon draw:style-name="gr3" draw:text-style-name="P3" draw:layer="layout" svg:width="0.789cm" svg:height="0.789cm" svg:x="56.232cm" svg:y="9.938cm" svg:viewBox="0 0 790 790" draw:points="395,0 0,790 790,790">
            <text:p/>
          </draw:polygon>
          <draw:polygon draw:style-name="gr3" draw:text-style-name="P3" draw:layer="layout" svg:width="0.789cm" svg:height="0.789cm" svg:x="54.083cm" svg:y="10.255cm" svg:viewBox="0 0 790 790" draw:points="395,0 0,790 790,790">
            <text:p/>
          </draw:polygon>
          <draw:polygon draw:style-name="gr3" draw:text-style-name="P3" draw:layer="layout" svg:width="0.789cm" svg:height="0.789cm" svg:x="50.659cm" svg:y="5.534cm" svg:viewBox="0 0 790 790" draw:points="395,0 0,790 790,790">
            <text:p/>
          </draw:polygon>
          <draw:polygon draw:style-name="gr3" draw:text-style-name="P3" draw:layer="layout" svg:width="0.789cm" svg:height="0.789cm" svg:x="53.005cm" svg:y="12.34cm" svg:viewBox="0 0 790 790" draw:points="396,0 0,790 790,790">
            <text:p/>
          </draw:polygon>
          <draw:polygon draw:style-name="gr3" draw:text-style-name="P3" draw:layer="layout" svg:width="0.788cm" svg:height="0.789cm" svg:x="52.296cm" svg:y="13.436cm" svg:viewBox="0 0 789 790" draw:points="395,0 0,790 789,790">
            <text:p/>
          </draw:polygon>
          <draw:polygon draw:style-name="gr3" draw:text-style-name="P3" draw:layer="layout" svg:width="0.789cm" svg:height="0.789cm" svg:x="54.66cm" svg:y="15.289cm" svg:viewBox="0 0 790 790" draw:points="395,0 0,790 790,790">
            <text:p/>
          </draw:polygon>
          <draw:polygon draw:style-name="gr3" draw:text-style-name="P3" draw:layer="layout" svg:width="0.789cm" svg:height="0.789cm" svg:x="48.396cm" svg:y="11.462cm" svg:viewBox="0 0 790 790" draw:points="396,0 0,790 790,790">
            <text:p/>
          </draw:polygon>
          <draw:polygon draw:style-name="gr3" draw:text-style-name="P3" draw:layer="layout" svg:width="0.789cm" svg:height="0.789cm" svg:x="49.269cm" svg:y="11.111cm" svg:viewBox="0 0 790 790" draw:points="395,0 0,790 790,790">
            <text:p/>
          </draw:polygon>
          <draw:polygon draw:style-name="gr3" draw:text-style-name="P3" draw:layer="layout" svg:width="0.789cm" svg:height="0.789cm" svg:x="49.737cm" svg:y="6.178cm" svg:viewBox="0 0 790 790" draw:points="395,0 0,790 790,790">
            <text:p/>
          </draw:polygon>
          <draw:polygon draw:style-name="gr1" draw:text-style-name="P1" draw:layer="layout" svg:width="0.789cm" svg:height="0.789cm" svg:x="49.691cm" svg:y="13.343cm" svg:viewBox="0 0 790 790" draw:points="395,0 0,790 790,790">
            <text:p/>
          </draw:polygon>
          <draw:polygon draw:style-name="gr1" draw:text-style-name="P1" draw:layer="layout" svg:width="0.789cm" svg:height="0.789cm" svg:x="48.306cm" svg:y="12.128cm" svg:viewBox="0 0 790 790" draw:points="396,0 0,790 790,790">
            <text:p/>
          </draw:polygon>
          <draw:polygon draw:style-name="gr1" draw:text-style-name="P1" draw:layer="layout" svg:width="0.789cm" svg:height="0.789cm" svg:x="56.543cm" svg:y="9.323cm" svg:viewBox="0 0 790 790" draw:points="394,0 0,790 790,790">
            <text:p/>
          </draw:polygon>
          <draw:polygon draw:style-name="gr1" draw:text-style-name="P1" draw:layer="layout" svg:width="0.789cm" svg:height="0.789cm" svg:x="56.486cm" svg:y="8.653cm" svg:viewBox="0 0 790 790" draw:points="395,0 0,790 790,790">
            <text:p/>
          </draw:polygon>
          <draw:polygon draw:style-name="gr1" draw:text-style-name="P1" draw:layer="layout" svg:width="0.789cm" svg:height="0.789cm" svg:x="53.585cm" svg:y="9.307cm" svg:viewBox="0 0 790 790" draw:points="395,0 0,790 790,790">
            <text:p/>
          </draw:polygon>
          <draw:polygon draw:style-name="gr1" draw:text-style-name="P1" draw:layer="layout" svg:width="0.789cm" svg:height="0.789cm" svg:x="57.36cm" svg:y="11.859cm" svg:viewBox="0 0 790 790" draw:points="394,0 0,790 790,790">
            <text:p/>
          </draw:polygon>
          <draw:polygon draw:style-name="gr1" draw:text-style-name="P1" draw:layer="layout" svg:width="0.789cm" svg:height="0.789cm" svg:x="52.525cm" svg:y="10.644cm" svg:viewBox="0 0 790 790" draw:points="394,0 0,790 790,790">
            <text:p/>
          </draw:polygon>
          <draw:polygon draw:style-name="gr1" draw:text-style-name="P1" draw:layer="layout" svg:width="0.789cm" svg:height="0.789cm" svg:x="51.813cm" svg:y="9.536cm" svg:viewBox="0 0 790 790" draw:points="394,0 0,790 790,790">
            <text:p/>
          </draw:polygon>
          <draw:polygon draw:style-name="gr1" draw:text-style-name="P1" draw:layer="layout" svg:width="0.789cm" svg:height="0.789cm" svg:x="49.449cm" svg:y="7.735cm" svg:viewBox="0 0 790 790" draw:points="395,0 0,790 790,790">
            <text:p/>
          </draw:polygon>
          <draw:polygon draw:style-name="gr1" draw:text-style-name="P1" draw:layer="layout" svg:width="0.789cm" svg:height="0.789cm" svg:x="49.739cm" svg:y="7.364cm" svg:viewBox="0 0 790 790" draw:points="395,0 0,790 790,790">
            <text:p/>
          </draw:polygon>
          <draw:polygon draw:style-name="gr1" draw:text-style-name="P1" draw:layer="layout" svg:width="0.789cm" svg:height="0.789cm" svg:x="54.537cm" svg:y="7.34cm" svg:viewBox="0 0 790 790" draw:points="396,0 0,790 790,790">
            <text:p/>
          </draw:polygon>
          <draw:polygon draw:style-name="gr1" draw:text-style-name="P1" draw:layer="layout" svg:width="0.789cm" svg:height="0.788cm" svg:x="56.051cm" svg:y="9.996cm" svg:viewBox="0 0 790 789" draw:points="395,0 0,789 790,789">
            <text:p/>
          </draw:polygon>
          <draw:polygon draw:style-name="gr1" draw:text-style-name="P1" draw:layer="layout" svg:width="0.789cm" svg:height="0.789cm" svg:x="53.891cm" svg:y="9.322cm" svg:viewBox="0 0 790 790" draw:points="395,0 0,790 790,790">
            <text:p/>
          </draw:polygon>
          <draw:polygon draw:style-name="gr1" draw:text-style-name="P1" draw:layer="layout" svg:width="0.788cm" svg:height="0.789cm" svg:x="55.098cm" svg:y="12.512cm" svg:viewBox="0 0 789 790" draw:points="394,0 0,790 789,790">
            <text:p/>
          </draw:polygon>
          <draw:polygon draw:style-name="gr1" draw:text-style-name="P1" draw:layer="layout" svg:width="0.789cm" svg:height="0.789cm" svg:x="10.604cm" svg:y="3.15cm" svg:viewBox="0 0 790 790" draw:points="395,0 0,790 790,790">
            <text:p/>
          </draw:polygon>
          <draw:custom-shape draw:style-name="gr6" draw:text-style-name="P5" draw:layer="layout" svg:width="16.214cm" svg:height="16.75cm" svg:x="1.75cm" svg:y="4.37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16.214cm" svg:height="16.75cm" svg:x="22.35cm" svg:y="4.36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16.214cm" svg:height="16.75cm" svg:x="43.465cm" svg:y="4.369cm">
            <text:p/>
            <draw:enhanced-geometry svg:viewBox="0 0 21600 21600" draw:type="rectangle" draw:enhanced-path="M 0 0 L 21600 0 21600 21600 0 21600 0 0 Z N"/>
          </draw:custom-shape>
          <draw:path draw:style-name="gr1" draw:text-style-name="P1" draw:layer="layout" svg:width="0.789cm" svg:height="0.789cm" svg:x="2.817cm" svg:y="3.162cm" svg:viewBox="0 0 790 790" svg:d="M395 790c104 0 206-42 280-116 73-74 115-174 115-279 0-104-42-205-115-279-74-74-176-116-280-116-105 0-205 42-279 116s-116 175-116 279c0 105 42 205 116 279s174 116 279 116z">
            <text:p/>
          </draw:path>
          <draw:polygon draw:style-name="gr2" draw:text-style-name="P2" draw:layer="layout" svg:width="0.789cm" svg:height="0.789cm" svg:x="31.407cm" svg:y="3.15cm" svg:viewBox="0 0 790 790" draw:points="394,0 0,790 790,790">
            <text:p/>
          </draw:polygon>
          <draw:path draw:style-name="gr2" draw:text-style-name="P2" draw:layer="layout" svg:width="0.789cm" svg:height="0.789cm" svg:x="23.786cm" svg:y="3.15cm" svg:viewBox="0 0 790 790" svg:d="M395 790c105 0 205-42 279-116s116-174 116-279-42-206-116-280-174-115-279-115c-104 0-205 41-279 115-75 74-116 175-116 280s41 205 116 279c74 74 175 116 279 116z">
            <text:p/>
          </draw:path>
          <draw:polygon draw:style-name="gr3" draw:text-style-name="P3" draw:layer="layout" svg:width="0.789cm" svg:height="0.789cm" svg:x="52.409cm" svg:y="3.15cm" svg:viewBox="0 0 790 790" draw:points="395,0 0,790 790,790">
            <text:p/>
          </draw:polygon>
          <draw:path draw:style-name="gr3" draw:text-style-name="P3" draw:layer="layout" svg:width="0.789cm" svg:height="0.789cm" svg:x="44.823cm" svg:y="3.15cm" svg:viewBox="0 0 790 790" svg:d="M395 790c104 0 205-42 279-116s116-174 116-279-42-205-116-279-175-116-279-116c-105 0-205 42-279 116s-116 174-116 279 42 205 116 279 174 116 279 116z">
            <text:p/>
          </draw:path>
          <draw:frame draw:style-name="gr8" draw:text-style-name="P6" draw:layer="layout" svg:width="5.786cm" svg:height="1.357cm" svg:x="4.207cm" svg:y="2.893cm">
            <draw:text-box>
              <text:p><text:span text:style-name="T1">mRNA A</text:span></text:p>
            </draw:text-box>
          </draw:frame>
          <draw:frame draw:style-name="gr8" draw:text-style-name="P6" draw:layer="layout" svg:width="5.786cm" svg:height="1.357cm" svg:x="11.771cm" svg:y="2.894cm">
            <draw:text-box>
              <text:p><text:span text:style-name="T1">mRNA B</text:span></text:p>
            </draw:text-box>
          </draw:frame>
          <draw:frame draw:style-name="gr8" draw:text-style-name="P6" draw:layer="layout" svg:width="5.786cm" svg:height="1.357cm" svg:x="25.086cm" svg:y="2.823cm">
            <draw:text-box>
              <text:p><text:span text:style-name="T1">mRNA A</text:span></text:p>
            </draw:text-box>
          </draw:frame>
          <draw:frame draw:style-name="gr8" draw:text-style-name="P6" draw:layer="layout" svg:width="5.786cm" svg:height="1.357cm" svg:x="32.757cm" svg:y="2.931cm">
            <draw:text-box>
              <text:p><text:span text:style-name="T1">mRNA B</text:span></text:p>
            </draw:text-box>
          </draw:frame>
          <draw:frame draw:style-name="gr8" draw:text-style-name="P6" draw:layer="layout" svg:width="5.786cm" svg:height="1.357cm" svg:x="46.136cm" svg:y="2.895cm">
            <draw:text-box>
              <text:p><text:span text:style-name="T1">mRNA A</text:span></text:p>
            </draw:text-box>
          </draw:frame>
          <draw:frame draw:style-name="gr8" draw:text-style-name="P6" draw:layer="layout" svg:width="5.786cm" svg:height="1.357cm" svg:x="53.672cm" svg:y="2.896cm">
            <draw:text-box>
              <text:p><text:span text:style-name="T1">mRNA B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60.305cm" fo:page-height="22.59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13T11:20:45.810873553</dc:date>
    <meta:editing-duration>PT19H35M44S</meta:editing-duration>
    <meta:editing-cycles>19</meta:editing-cycles>
    <meta:generator>LibreOffice/7.4.2.3$MacOSX_X86_64 LibreOffice_project/382eef1f22670f7f4118c8c2dd222ec7ad009daf</meta:generator>
    <meta:document-statistic meta:object-count="167"/>
  </office:meta>
</office:document-meta>
</file>